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automatic-styles>
    <style:style style:name="P1" style:family="paragraph" style:parent-style-name="Standard" style:list-style-name="WWNum29"/>
    <style:style style:name="P2" style:family="paragraph" style:parent-style-name="Standard" style:list-style-name="WWNum30"/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Standard" style:list-style-name="WWNum59"/>
    <style:style style:name="P5" style:family="paragraph" style:parent-style-name="Standard" style:list-style-name="WWNum60"/>
    <style:style style:name="P6" style:family="paragraph" style:parent-style-name="Standard" style:list-style-name="WWNum61"/>
    <style:style style:name="P7" style:family="paragraph" style:parent-style-name="Standard" style:list-style-name="WWNum62"/>
    <style:style style:name="P8" style:family="paragraph" style:parent-style-name="Standard" style:list-style-name="WWNum63"/>
    <style:style style:name="P9" style:family="paragraph" style:parent-style-name="Standard" style:list-style-name="WWNum74"/>
    <style:style style:name="P10" style:family="paragraph" style:parent-style-name="Standard" style:list-style-name="WWNum75"/>
    <style:style style:name="P11" style:family="paragraph" style:parent-style-name="Standard">
      <style:text-properties style:font-name="Segoe UI Emoji" fo:font-weight="bold" style:font-weight-asian="bold" style:font-name-complex="Segoe UI Emoji1" style:font-weight-complex="bold"/>
    </style:style>
    <style:style style:name="P12" style:family="paragraph" style:parent-style-name="Standard" style:list-style-name="WWNum87"/>
    <style:style style:name="P13" style:family="paragraph" style:parent-style-name="Standard" style:list-style-name="WWNum88"/>
    <style:style style:name="P14" style:family="paragraph" style:parent-style-name="Standard" style:list-style-name="WWNum103"/>
    <style:style style:name="P15" style:family="paragraph" style:parent-style-name="Heading_20_3"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17" style:family="paragraph" style:parent-style-name="Horizontal_20_Line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8" style:family="paragraph" style:parent-style-name="Heading_20_3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Emoji" fo:font-weight="bold" style:font-weight-asian="bold" style:font-name-complex="Segoe UI Emoji1" style:font-weight-complex="bold"/>
    </style:style>
    <style:style style:name="T3" style:family="text">
      <style:text-properties fo:font-family="'Cambria Math'" style:font-family-generic="roman" style:font-pitch="variable" style:font-family-complex="'Cambria Math'" style:font-family-generic-complex="system" style:font-pitch-complex="variable"/>
    </style:style>
    <style:style style:name="T4" style:family="text">
      <style:text-properties fo:font-family="Aptos" style:font-family-generic="swiss" style:font-pitch="variable" style:font-name-complex="Aptos1"/>
    </style:style>
    <style:style style:name="T5" style:family="text">
      <style:text-properties style:font-name="Segoe UI Emoji" style:font-name-complex="Segoe UI Emoji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Aptos" style:font-family-generic="swiss" style:font-pitch="variable" fo:font-weight="bold" style:font-weight-asian="bold" style:font-name-complex="Aptos1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7.6 — Watt-engine v1 &amp; Precision Watt v1.0 (Backend)</text:span></text:p>
      <text:p text:style-name="Standard" loext:marker-style-name="T1"><text:span text:style-name="T1">S1 — Datagrunnlag &amp; modus (</text:span><text:span text:style-name="T2">⚙️</text:span><text:span text:style-name="T1">) </text:span><text:span text:style-name="T2">✅</text:span><text:span text:style-name="T1"> Ferdig</text:span></text:p>
      <text:p text:style-name="Standard"><text:span text:style-name="T1">Oppgaver</text:span></text:p>
      <text:list text:style-name="WWNum29">
        <text:list-item>
          <text:p text:style-name="P1">Strava OAuth &amp; activity fetch (fields/streams mappes).</text:p>
        </text:list-item>
        <text:list-item>
          <text:p text:style-name="P1">Auto-deteksjon indoor/outdoor (trainer, sport_type, device_watts).</text:p>
        </text:list-item>
        <text:list-item>
          <text:p text:style-name="P1">CLI-flag: --mode roller|outdoor (rute til riktig pipeline).</text:p>
        </text:list-item>
      </text:list>
      <text:p text:style-name="Standard"><text:span text:style-name="T1">DoD</text:span></text:p>
      <text:list text:style-name="WWNum30">
        <text:list-item>
          <text:p text:style-name="P2">Fetch av én aktivitet med streams OK.</text:p>
        </text:list-item>
        <text:list-item>
          <text:p text:style-name="P2">Indoor/outdoor korrekt i logg + JSON.</text:p>
        </text:list-item>
        <text:list-item>
          <text:p text:style-name="P2">--mode påvirker kjørevei.</text:p>
        </text:list-item>
      </text:list>
      <text:p text:style-name="Standard"><text:span text:style-name="T1">Estimert:</text:span> 8–12h</text:p>
      <text:p text:style-name="Standard"><draw:rect text:anchor-type="as-char" style:rel-width="100%" draw:z-index="0" draw:style-name="gr1" draw:text-style-name="P3" svg:width="16.003cm" svg:height="0.054cm"><text:p/></draw:rect></text:p>
      <text:p text:style-name="Standard" loext:marker-style-name="T1"><text:span text:style-name="T1">S1B — No-watt fallback &amp; policy (</text:span><text:span text:style-name="T2">⚠️</text:span><text:span text:style-name="T1">)</text:span><text:span text:style-name="T2">✅</text:span><text:span text:style-name="T1"> Ferdig</text:span></text:p>
      <text:p text:style-name="Standard"><text:span text:style-name="T1">Oppgaver</text:span></text:p>
      <text:list text:style-name="WWNum59">
        <text:list-item>
          <text:p text:style-name="P4">Backend: rute økter uten watt eller device_watts=False til hr_only pipeline.</text:p>
        </text:list-item>
        <text:list-item>
          <text:p text:style-name="P4">Frontend (senere i M8): vise varsel “Ingen effekt-data registrert – enkelte metrikker begrenset.”</text:p>
        </text:list-item>
        <text:list-item>
          <text:p text:style-name="P4">Logging: structured WARN med no_power_reason.</text:p>
        </text:list-item>
        <text:list-item>
          <text:p text:style-name="P4">Metrics: sessions_no_power_total, sessions_device_watts_false_total.</text:p>
        </text:list-item>
        <text:list-item>
          <text:p text:style-name="P4"><text:span text:style-name="T1">Git hygiene:</text:span> oppdatere .gitignore for å ekskludere secrets/, state/, cli/tokens.py; legge til eksempelfiler (tokens_example.py, last_import.sample.json) slik at repoet er rent, men nye miljøer kan settes opp uten hemmeligheter.</text:p>
        </text:list-item>
      </text:list>
      <text:p text:style-name="Standard"><text:span text:style-name="T1">DoD</text:span></text:p>
      <text:list text:style-name="WWNum60">
        <text:list-item>
          <text:p text:style-name="P5">pytest fixture for økt uten watt.</text:p>
        </text:list-item>
        <text:list-item>
          <text:p text:style-name="P5">Rust analyzer-test: JSON har mode="hr_only", ingen panic.</text:p>
        </text:list-item>
        <text:list-item>
          <text:p text:style-name="P5">Varsel vises i publish (dry-run).</text:p>
        </text:list-item>
        <text:list-item>
          <text:p text:style-name="P5">.gitignore skjuler secrets/state; eksempelfiler ligger i repo.</text:p>
        </text:list-item>
      </text:list>
      <text:p text:style-name="Standard"><text:span text:style-name="T1">Estimert:</text:span> 8–10h (inkl. git hygiene)</text:p>
      <text:p text:style-name="Standard"><draw:rect text:anchor-type="as-char" style:rel-width="100%" draw:z-index="1" draw:style-name="gr1" draw:text-style-name="P3" svg:width="16.003cm" svg:height="0.054cm"><text:p/></draw:rect></text:p>
      <text:p text:style-name="Standard"><text:span text:style-name="T1">S2 — Vær &amp; profiler (</text:span><text:span text:style-name="T2">🌤️</text:span><text:span text:style-name="T1">)</text:span> Oppgaver</text:p>
      <text:list text:style-name="WWNum61">
        <text:list-item>
          <text:p text:style-name="P6">Værklient (vind, temp, trykk) + caching per (lat,lon,timestamp).</text:p>
        </text:list-item>
        <text:list-item>
          <text:p text:style-name="P6">Profilsettings: total vekt, sykkeltype, dekk/underlag (Crr preset).</text:p>
        </text:list-item>
        <text:list-item>
          <text:p text:style-name="P6">Persist profil i enkel JSON/kv-store.</text:p>
        </text:list-item>
      </text:list>
      <text:p text:style-name="Standard"><text:soft-page-break/>DoD • 95% cache-hit på re-kjøringer samme økt. • Validering av profil (mangler <text:span text:style-name="T3">⇒</text:span> default + <text:span text:style-name="T4">“</text:span>estimat<text:span text:style-name="T4">”</text:span>-flagg). <text:span text:style-name="T5">🆕</text:span> <text:span text:style-name="T6">CI: Hopp over sanity-test (</text:span>test_strava_client.py<text:span text:style-name="T6">) – publiseringsflyt ikke berørt.</text:span></text:p>
      <text:p text:style-name="Standard">Estimert: 8–12h Husker ikke faktisk tid. </text:p>
      <text:p text:style-name="Standard"><text:span text:style-name="T1">S3 — Fysikkmotor (</text:span><text:span text:style-name="T2">🚴</text:span><text:span text:style-name="T1">)</text:span> Oppgaver</text:p>
      <text:list text:style-name="WWNum62">
        <text:list-item>
          <text:p text:style-name="P7">Kraftmodell: gravitasjon, rulling (Crr), aero (CdA), akselerasjon.</text:p>
        </text:list-item>
        <text:list-item>
          <text:p text:style-name="P7">Høyde-smoothing (DEM/kalman/savgol), outlier-kutt (stopp/sving).</text:p>
        </text:list-item>
        <text:list-item>
          <text:p text:style-name="P7">Sample-vis watt + 3–5s glatting + NP/avg.</text:p>
        </text:list-item>
      </text:list>
      <text:p text:style-name="Standard">DoD • Golden test på syntetisk segment (flat, bakke, varierende vind). • cargo test viser stabile tall (±1–2W). <text:span text:style-name="T5">🆕</text:span> <text:span text:style-name="T6">Golden test inkluderes i CI for stabilitet.</text:span></text:p>
      <text:p text:style-name="Standard">Estimert: 16–24h ca 16 timer</text:p>
      <text:p text:style-name="Standard"><text:span text:style-name="T1">S4 — Kalibrering (CdA/Crr-fit) (</text:span><text:span text:style-name="T2">🎯</text:span><text:span text:style-name="T1">)</text:span> Oppgaver</text:p>
      <text:list text:style-name="WWNum63">
        <text:list-item>
          <text:p text:style-name="P8">Kalibreringsprosedyre (5–8 min, 3–6 % bakke).</text:p>
        </text:list-item>
        <text:list-item>
          <text:p text:style-name="P8">Fit CdA/Crr fra data (uten powermeter).</text:p>
        </text:list-item>
        <text:list-item>
          <text:p text:style-name="P8">Lagre pr sykkel/profil; bruk globalt i beregninger.</text:p>
        </text:list-item>
      </text:list>
      <text:p text:style-name="Standard">DoD • Reproducible fit på testdata. • MAE ≤ 10% på kalibreringssegment mot powermeter-aktivitet. • Flagget “Kalibrert: Ja/Nei” i output. <text:span text:style-name="T5">🆕</text:span> <text:span text:style-name="T6">Testavhengighet følger datastrøm fra S2 → S3 → S4.</text:span></text:p>
      <text:p text:style-name="Standard">Estimert: 12–18h Faktisk Tid ca 18t</text:p>
      <text:p text:style-name="Standard" loext:marker-style-name="T1"><text:span text:style-name="T1">Kommende sprinter (oppdatert pr 23.09.2025)</text:span><text:span text:style-name="T1"/></text:p>
      <text:p text:style-name="Standard" loext:marker-style-name="T1"><text:span text:style-name="T1">S5 — Indoor/outdoor-pipeline + GPS/Wind (</text:span><text:span text:style-name="T2">🧪🧭💨</text:span><text:span text:style-name="T1">)</text:span></text:p>
      <text:p text:style-name="Standard"><text:span text:style-name="T1">Oppgaver:</text:span></text:p>
      <text:list text:style-name="WWNum74">
        <text:list-item>
          <text:p text:style-name="P9">Indoor: device_watts direkte, fallback-estimat når mangler (marker tydelig).</text:p>
        </text:list-item>
        <text:list-item>
          <text:p text:style-name="P9">Outdoor: heading ut fra GPS-koordinater (sample[i]→sample[i+1]).</text:p>
        </text:list-item>
        <text:list-item>
          <text:p text:style-name="P9">Vindkorreksjon: kombiner heading + vær (vindhastighet/retning).</text:p>
        </text:list-item>
        <text:list-item>
          <text:p text:style-name="P9">Oppdater compute_power med v_rel.</text:p>
        </text:list-item>
        <text:list-item>
          <text:p text:style-name="P9">CLI-output: felt wind_rel, calibrated.</text:p>
        </text:list-item>
        <text:list-item>
          <text:p text:style-name="P9">Tester: syntetiske ruter (Horten–Sande–retur).</text:p>
        </text:list-item>
      </text:list>
      <text:p text:style-name="Standard"><text:span text:style-name="T1">DoD:</text:span></text:p>
      <text:list text:style-name="WWNum75">
        <text:list-item>
          <text:p text:style-name="P10">Indoor-output identisk med baseline.</text:p>
        </text:list-item>
        <text:list-item>
          <text:p text:style-name="P10">Outdoor korrigerer watt i henhold til vindretning.</text:p>
        </text:list-item>
        <text:list-item>
          <text:p text:style-name="P10">Golden-test: deterministisk output ±1–2W.</text:p>
        </text:list-item>
        <text:list-item>
          <text:p text:style-name="P10">CLI viser wind_rel og calibrated: Ja/Nei.</text:p>
        </text:list-item>
        <text:list-item>
          <text:p text:style-name="P10">MAE ≤10 % på testsegment med kjent vind.</text:p>
        </text:list-item>
      </text:list>
      <text:p text:style-name="Standard"><text:span text:style-name="T1">Estimert:</text:span> 14–18h Faktisk Tid 12 TImer</text:p>
      <text:p text:style-name="Standard"><text:soft-page-break/><draw:rect text:anchor-type="as-char" style:rel-width="100%" draw:z-index="2" draw:style-name="gr1" draw:text-style-name="P3" svg:width="16.003cm" svg:height="0.054cm"><text:p/></draw:rect></text:p>
      <text:p text:style-name="P11" loext:marker-style-name="T2"/>
      <text:p text:style-name="Standard" loext:marker-style-name="T1"><text:span text:style-name="T2">📅</text:span><text:span text:style-name="T1"> Sprintplan (oppdatert 26.09.2025)</text:span></text:p>
      <text:p text:style-name="Standard"><draw:rect text:anchor-type="as-char" style:rel-width="100%" draw:z-index="3" draw:style-name="gr1" draw:text-style-name="P3" svg:width="16.003cm" svg:height="0.054cm"><text:p/></draw:rect></text:p>
      <text:p text:style-name="Standard" loext:marker-style-name="T1"><text:span text:style-name="T2">✅</text:span><text:span text:style-name="T1"> S6 — CLI/Reports &amp; observabilitet (</text:span><text:span text:style-name="T2">📈</text:span><text:span text:style-name="T7">🪵</text:span><text:span text:style-name="T1">)</text:span></text:p>
      <text:p text:style-name="Standard"><text:span text:style-name="T1">Ferdig</text:span> – se sprintlogg.<text:line-break/><text:span text:style-name="T1">Faktisk tid:</text:span> 6h (estimert 6–8h). Faktisk Tid 6 Timer</text:p>
      <text:p text:style-name="Standard"><draw:rect text:anchor-type="as-char" style:rel-width="100%" draw:z-index="4" draw:style-name="gr1" draw:text-style-name="P3" svg:width="16.003cm" svg:height="0.054cm"><text:p/></draw:rect></text:p>
      <text:p text:style-name="Standard" loext:marker-style-name="T1"><text:span text:style-name="T2">🛡️</text:span><text:span text:style-name="T1"> S7 — QA &amp; hardening</text:span></text:p>
      <text:p text:style-name="Standard"><text:span text:style-name="T1">Oppgaver:</text:span></text:p>
      <text:list text:style-name="WWNum87">
        <text:list-item>
          <text:p text:style-name="P12">Edge-cases: manglende vær, GPS-drift, null HR, kort økt.</text:p>
        </text:list-item>
        <text:list-item>
          <text:p text:style-name="P12">Flere golden-tester (ekte rides + variasjon i vær/terreng).</text:p>
        </text:list-item>
        <text:list-item>
          <text:p text:style-name="P12">Golden på økter uten powermeter + plausibilitet mot HR/trend.</text:p>
        </text:list-item>
        <text:list-item>
          <text:p text:style-name="P12">Oppdatér CGS v1.1 kobling.</text:p>
        </text:list-item>
        <text:list-item>
          <text:p text:style-name="P12"><text:span text:style-name="T5">🆕</text:span> Refaktorér testsetup m/ helpers (conftest.py, test_utils.rs).</text:p>
        </text:list-item>
        <text:list-item>
          <text:p text:style-name="P12"><text:span text:style-name="T5">🆕</text:span> Innfør JSON-schema versjonering for CLI/API-output.</text:p>
        </text:list-item>
        <text:list-item>
          <text:p text:style-name="P12"><text:span text:style-name="T5">🆕</text:span> Sikre at alle testdatasett har ≥30 samples (indoor + outdoor).</text:p>
        </text:list-item>
      </text:list>
      <text:p text:style-name="Standard"><text:span text:style-name="T1">DoD:</text:span></text:p>
      <text:list text:style-name="WWNum88">
        <text:list-item>
          <text:p text:style-name="P13">Alle tester grønne (pytest + cargo).</text:p>
        </text:list-item>
        <text:list-item>
          <text:p text:style-name="P13">CGS konsumerer nye felter uten regress.</text:p>
        </text:list-item>
        <text:list-item>
          <text:p text:style-name="P13">CLI/API-output valideres mot schema_version.</text:p>
        </text:list-item>
        <text:list-item>
          <text:p text:style-name="P13">Golden-tester har tilstrekkelig datavolum (≥30 samples).</text:p>
        </text:list-item>
      </text:list>
      <text:p text:style-name="Standard"><text:span text:style-name="T1">Estimert:</text:span> 10–14h (tid økt pga. nye DoD-krav). Faktisk Tid 14 timer</text:p>
      <text:p text:style-name="Standard"><draw:rect text:anchor-type="as-char" style:rel-width="100%" draw:z-index="5" draw:style-name="gr1" draw:text-style-name="P3" svg:width="16.003cm" svg:height="0.054cm"><text:p/></draw:rect></text:p>
      <text:p text:style-name="Standard"/>
      <text:p text:style-name="Standard" loext:marker-style-name="T1"><text:span text:style-name="T2">📝</text:span><text:span text:style-name="T1"> Oppdatert Sprintplan (per 30.09.2025)</text:span></text:p>
      <text:p text:style-name="Standard"><draw:rect text:anchor-type="as-char" style:rel-width="100%" draw:z-index="6" draw:style-name="gr1" draw:text-style-name="P3" svg:width="16.003cm" svg:height="0.054cm"><text:p/></draw:rect></text:p>
      <text:p text:style-name="Standard" loext:marker-style-name="T1"><text:span text:style-name="T2">✅</text:span><text:span text:style-name="T1"> S8 — Scaffold &amp; dataadapter (ferdig)</text:span></text:p>
      <text:p text:style-name="Standard"><text:span text:style-name="T1">Oppgaver levert:</text:span></text:p>
      <text:list text:style-name="WWNum103">
        <text:list-item>
          <text:p text:style-name="P14">React/Tailwind scaffold + routing</text:p>
        </text:list-item>
        <text:list-item>
          <text:p text:style-name="P14">State-management</text:p>
        </text:list-item>
        <text:list-item>
          <text:p text:style-name="P14">Backend-adapter (mock ↔ live)</text:p>
        </text:list-item>
        <text:list-item>
          <text:p text:style-name="P14"><text:soft-page-break/>Dokumentasjonstabell for CLI-flagg</text:p>
        </text:list-item>
        <text:list-item>
          <text:p text:style-name="P14">Schema-version validering + HR-only fallback</text:p>
        </text:list-item>
      </text:list>
      <text:p text:style-name="Standard"><text:span text:style-name="T1">DoD:</text:span> Alt oppfylt<text:line-break/><text:span text:style-name="T1">Brukt tid:</text:span> ~8–10h Faktisk Tid 8Timer<text:line-break/><text:span text:style-name="T1">Status:</text:span> <text:span text:style-name="T5">✔️</text:span> Ferdig</text:p>
      <text:p text:style-name="Standard"><draw:rect text:anchor-type="as-char" style:rel-width="100%" draw:z-index="7" draw:style-name="gr1" draw:text-style-name="P3" svg:width="16.003cm" svg:height="0.054cm"><text:p/></draw:rect></text:p>
      <text:p text:style-name="Standard"><text:span text:style-name="T5">🧩</text:span> <text:span text:style-name="T1">S8.5 — Mini-sprint: Precision Watt stubs + short-session guard</text:span><text:line-break/><text:span text:style-name="T1">Status:</text:span> <text:span text:style-name="T5">✅</text:span> Ferdig</text:p>
      <text:p text:style-name="Standard"><text:span text:style-name="T1">Oppgaver:</text:span><text:line-break/>• Utvide SessionReport med felter: precision_watt, precision_watt_ci, sources, cda, crr, reason.<text:line-break/>• Oppdatere mockSession med dummy-serier (40 samples).<text:line-break/>• Dev-sanity i SessionView (viser antall PW/CI-samples i DEV).<text:line-break/>• Legge til short-session guard (&lt;30 samples) med kontrollert melding.</text:p>
      <text:p text:style-name="Standard"><text:span text:style-name="T1">DoD:</text:span><text:line-break/>• App bygger uten feil med nye felter.<text:line-break/>• Dev-sanity viser counts når data finnes (kun i DEV).<text:line-break/>• Kort-økt meldes kontrollert (“Kort økt – viser begrenset visning”), ingen crash.</text:p>
      <text:p text:style-name="Standard"><text:span text:style-name="T1">Estimert:</text:span> 2–2.25h<text:line-break/><text:span text:style-name="T1">Effekt:</text:span> Sparer 3–7h i S9–S12 → netto –1 til –5h totalt.</text:p>
      <text:p text:style-name="Standard"><draw:rect text:anchor-type="as-char" style:rel-width="100%" draw:z-index="8" draw:style-name="gr1" draw:text-style-name="P3" svg:width="16.003cm" svg:height="0.054cm"><text:p/></draw:rect></text:p>
      <text:p text:style-name="Standard"><text:span text:style-name="T5">📊</text:span> <text:span text:style-name="T1">S9 — Økt-kort &amp; nøkkelmetrikker</text:span><text:line-break/><text:span text:style-name="T1">Oppgaver:</text:span><text:line-break/>• Øktvisning: NP, IF, VI, Pa:Hr, W/slag, CGS, PrecisionWatt.<text:line-break/>• Indoor/outdoor-chip + “Kalibrert: Ja/Nei”.<text:line-break/>• Varsel-banner for no-watt-økter.<text:line-break/>• Korte økter (&lt;30 samples) håndteres (grunnlaget lagt i 8.5).<text:line-break/>• <text:span text:style-name="T1">Baseline:</text:span> schema_version-guard alltid aktiv.<text:line-break/>• <text:span text:style-name="T1">Prod-verifisering:</text:span> test med npx serve -s dist for å unngå 404.</text:p>
      <text:p text:style-name="Standard"><text:span text:style-name="T1">DoD:</text:span><text:line-break/>• Formatter-tester.<text:line-break/>• Visuell smoke-test på mobile/desktop.<text:line-break/>• Korte økter gir kontrollert visning, ikke crash.<text:line-break/>• “Kalibrert: Nei” viser reason når tilgjengelig.<text:line-break/>• Prod-build fungerer uten 404.</text:p>
      <text:p text:style-name="Standard"><text:span text:style-name="T1">Estimert (redusert):</text:span> 8–11h (var 9–13h, spart 1–2h via 8.5).</text:p>
      <text:p text:style-name="Standard"><draw:rect text:anchor-type="as-char" style:rel-width="100%" draw:z-index="9" draw:style-name="gr1" draw:text-style-name="P3" svg:width="16.003cm" svg:height="0.054cm"><text:p/></draw:rect></text:p>
      <text:p text:style-name="Standard"><text:span text:style-name="T5">🎛️</text:span> <text:span text:style-name="T1">S10 — Precision Watt UI</text:span><text:line-break/><text:span text:style-name="T1">Oppgaver:</text:span><text:line-break/>• Graf + usikkerhetsbånd.<text:line-break/>• Tooltip med datakilde (powermeter/estimat, vær, profil).</text:p>
      <text:p text:style-name="Standard"><text:span text:style-name="T1">DoD:</text:span><text:line-break/>• Render uten jank på 1 Hz-data (2h økt).<text:line-break/><text:soft-page-break/>• Golden-skjermbilder.<text:line-break/>• Tooltip viser calibrated korrekt selv når False.</text:p>
      <text:p text:style-name="Standard"><text:span text:style-name="T1">Estimert (redusert):</text:span> 8–13h (var 10–16h, spart 2–3h via 8.5).</text:p>
      <text:p text:style-name="Standard"><draw:rect text:anchor-type="as-char" style:rel-width="100%" draw:z-index="10" draw:style-name="gr1" draw:text-style-name="P3" svg:width="16.003cm" svg:height="0.054cm"><text:p/></draw:rect></text:p>
      <text:h text:style-name="P15" text:outline-level="3">✅ S11 — Analysepanel &amp; trender (📈) <text:span text:style-name="Strong_20_Emphasis">[ny]</text:span></text:h>
      <text:p text:style-name="P16"><text:span text:style-name="Strong_20_Emphasis">Oppgaver:</text:span><text:line-break/>• AnalysisPanel med statusbadges (FULL, HR-only, LIMITED).<text:line-break/>• AnalysisChart med CI-bånd (PrecisionWatt), tooltip og NP/PW-trend.<text:line-break/>• Edge-case-håndtering (kort økt, kalibrert =false, tomme data).<text:line-break/>• Tooltip viser Kilde og Kalibrert.<text:line-break/>• Prod/dev-layout verifisert identisk; ytelse testet (1 Hz / 2 t).<text:line-break/><text:span text:style-name="Strong_20_Emphasis">DoD:</text:span><text:line-break/>• Analysepanel gir innsikt og er robust.<text:line-break/>• Trendgraf fungerer med edge-case-data.<text:line-break/>• CI-bånd og tooltip interaktive og korrekte.<text:line-break/>• Feiltilstander gir fallback og banner.<text:line-break/>• Prod/dev identisk ytelse og type-sikkerhet 100 %.<text:line-break/><text:span text:style-name="Strong_20_Emphasis">Estimert/brukt:</text:span> 12–16 h (ferdig).<text:line-break/><text:span text:style-name="Strong_20_Emphasis">Innsikt:</text:span> Del av planlagt TrendsChart flyttes til S12 for samlet kalibrerings-/trend-oversikt.</text:p>
      <text:p text:style-name="P17"/>
      <text:h text:style-name="P18" text:outline-level="3">🔜 S12 — Kalibreringsguide &amp; TrendsChart (🎨🧭) <text:span text:style-name="Strong_20_Emphasis">[oppdatert etter S11]</text:span></text:h>
      <text:p text:style-name="P16"><text:span text:style-name="Strong_20_Emphasis">Oppgaver:</text:span><text:line-break/>• Onboarding for første outdoor-økt (med kalibreringshint).<text:line-break/>• Stegvis kalibreringsmodal (kalibreringsbakke, måling av CdA/Crr).<text:line-break/>• Fallback-info for brukere uten wattmåler (HR-only-flyt).<text:line-break/>• Knyttes til schema-felter (<text:span text:style-name="Source_20_Text">calibrated</text:span>, <text:span text:style-name="Source_20_Text">cda</text:span>, <text:span text:style-name="Source_20_Text">crr</text:span>, <text:span text:style-name="Source_20_Text">reason</text:span>) – felter fra S8.5.<text:line-break/>• <text:span text:style-name="Strong_20_Emphasis">[ny]</text:span> Implementer <text:span text:style-name="Source_20_Text">TrendsChart</text:span> for aggregert NP/PW per økt (over tid).<text:line-break/>• Oppdatér UI til å vise “Kalibrert: Ja/Nei” i tooltip og legend.</text:p>
      <text:p text:style-name="P16"><text:span text:style-name="Strong_20_Emphasis">DoD:</text:span><text:line-break/>• “Ferdig kalibrert” trigger backend-flag og speiles i UI.<text:line-break/>• Guide kan hoppes uten feil.<text:line-break/>• TrendsChart viser NP/PW-utvikling uten lagg.<text:line-break/>• HR-only-flyt forståelig, uten tekniske termer.<text:line-break/>• Enhetstester på nye UI-komponenter (TrendsChart + modal).<text:line-break/>• Samme feilbanner-mønster ved svikt som i S10/S11.</text:p>
      <text:p text:style-name="P16"><text:span text:style-name="Strong_20_Emphasis">Estimert (oppdatert):</text:span> 8–11 h (økt +2 h pga. TrendsChart).</text:p>
      <text:p text:style-name="P17"/>
      <text:h text:style-name="P18" text:outline-level="3">🔜 S13 — QA, polish &amp; CI (🚀✅) <text:span text:style-name="Strong_20_Emphasis">[justert etter S11]</text:span></text:h>
      <text:p text:style-name="P16"><text:span text:style-name="Strong_20_Emphasis">Oppgaver:</text:span><text:line-break/>• Tilgjengelighet (a11y: kontraster, tastatur-navigasjon).<text:line-break/>• CI-workflow for lint/build/test (frontend + Rust + pytest).<text:line-break/><text:soft-page-break/>• Docs: “Using Precision Watt” med nytt TrendsChart-avsnitt.<text:line-break/>• Sanity-test kjøres kun ved publisering.<text:line-break/>• CI inkluderer schema-kontrakttest mot <text:span text:style-name="Source_20_Text">session_v0.7.x.json</text:span>.<text:line-break/>• Logging-validering: stdout kun JSON, stderr = debug/log.<text:line-break/>• <text:span text:style-name="Strong_20_Emphasis">[presisert]</text:span> Verifiser kalibrerings-flow fra S12 i Lighthouse (UX-score &gt; 80).<text:line-break/>• Miljø-hensyn: unngå <text:span text:style-name="Source_20_Text">npm ci</text:span> i OneDrive, bruk <text:span text:style-name="Source_20_Text">npm install</text:span> eller flytt mappe.</text:p>
      <text:p text:style-name="P16"><text:span text:style-name="Strong_20_Emphasis">DoD:</text:span><text:line-break/>• Lighthouse perf &gt; 80, a11y &gt; 90.<text:line-break/>• CI grønn inkl. maturin + schema-kontrakt.<text:line-break/>• pytest + cargo + vitest + logging-test består.<text:line-break/>• Prod-build stabil på alle plattform-miljøer.</text:p>
      <text:p text:style-name="P16"><text:span text:style-name="Strong_20_Emphasis">Estimert (oppdatert):</text:span> 10–14 h (+1 h for Lighthouse kalibrerings-sjekk).</text:p>
      <text:p text:style-name="P17"/>
      <text:h text:style-name="P18" text:outline-level="3">📊 Total ballpark (oppdatert etter S11)</text:h>
      <text:list text:style-name="L1">
        <text:list-item>
          <text:p text:style-name="P19">S8 (ferdig): ~8–10 h</text:p>
        </text:list-item>
        <text:list-item>
          <text:p text:style-name="P19">S8.5 (ferdig): ~2 h</text:p>
        </text:list-item>
        <text:list-item>
          <text:p text:style-name="P19">S9–S11 (ferdig): ~32–40 h</text:p>
        </text:list-item>
        <text:list-item>
          <text:p text:style-name="P19">S12–S13 (gjenstående): ~18–25 h<text:line-break/><text:span text:style-name="Strong_20_Emphasis">Total prosjekt:</text:span> ~52–60 h (inkl. QA/CI-steg og kalibrerings-trend utvidelse).</text:p>
        </text:list-item>
      </text:list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Overskrift_20_4_20_Teg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Overskrift_20_5_20_Teg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Overskrift_20_6_20_Teg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Overskrift_20_7_20_Teg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Overskrift_20_8_20_Teg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Overskrift_20_9_20_Teg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tel_20_Teg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dertittel_20_Tegn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Sitat_20_Teg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Sterkt_20_sitat_20_Teg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2_20_Tegn" style:display-name="Overskrift 2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3_20_Tegn" style:display-name="Overskrift 3 Tegn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4_20_Tegn" style:display-name="Overskrift 4 Tegn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5_20_Tegn" style:display-name="Overskrift 5 Tegn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6_20_Tegn" style:display-name="Overskrift 6 Tegn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7_20_Tegn" style:display-name="Overskrift 7 Tegn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8_20_Tegn" style:display-name="Overskrift 8 Tegn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Overskrift_20_9_20_Tegn" style:display-name="Overskrift 9 Tegn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tel_20_Tegn" style:display-name="Tittel Teg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dertittel_20_Tegn" style:display-name="Undertittel Tegn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Sitat_20_Tegn" style:display-name="Sitat Teg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erkt_20_sitat_20_Tegn" style:display-name="Sterkt sitat Teg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Aptos" fo:font-family="Aptos" style:font-family-generic="roman" style:font-pitch="variable"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Aptos" fo:font-family="Aptos" style:font-family-generic="roman" style:font-pitch="variable"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Aptos" fo:font-family="Aptos" style:font-family-generic="roman" style:font-pitch="variable"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font-name="Aptos" fo:font-family="Aptos" style:font-family-generic="roman" style:font-pitch="variable"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Aptos" fo:font-family="Aptos" style:font-family-generic="roman" style:font-pitch="variable"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Aptos" fo:font-family="Aptos" style:font-family-generic="roman" style:font-pitch="variable"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style:font-name="Aptos" fo:font-family="Aptos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Aptos" fo:font-family="Aptos" style:font-family-generic="roman" style:font-pitch="variable"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Aptos" fo:font-family="Aptos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style:font-name="Aptos" fo:font-family="Aptos" style:font-family-generic="roman" style:font-pitch="variable"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style:font-name="Aptos" fo:font-family="Aptos" style:font-family-generic="roman" style:font-pitch="variable"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>
      <style:text-properties style:font-name="Aptos" fo:font-family="Aptos" style:font-family-generic="roman" style:font-pitch="variable"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>
      <style:text-properties style:font-name="Aptos" fo:font-family="Aptos" style:font-family-generic="roman" style:font-pitch="variable"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>
      <style:text-properties style:font-name="Aptos" fo:font-family="Aptos" style:font-family-generic="roman" style:font-pitch="variable"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>
      <style:text-properties style:font-name="Aptos" fo:font-family="Aptos" style:font-family-generic="roman" style:font-pitch="variable"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style:font-name="Aptos" fo:font-family="Aptos" style:font-family-generic="roman" style:font-pitch="variable"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>
      <style:text-properties style:font-name="Aptos" fo:font-family="Aptos" style:font-family-generic="roman" style:font-pitch="variable"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>
      <style:text-properties style:font-name="Aptos" fo:font-family="Aptos" style:font-family-generic="roman" style:font-pitch="variable"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style:font-name="Aptos" fo:font-family="Aptos" style:font-family-generic="roman" style:font-pitch="variable"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>
      <style:text-properties style:font-name="Aptos" fo:font-family="Aptos" style:font-family-generic="roman" style:font-pitch="variable"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>
      <style:text-properties style:font-name="Aptos" fo:font-family="Aptos" style:font-family-generic="roman" style:font-pitch="variable"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style:font-name="Aptos" fo:font-family="Aptos" style:font-family-generic="roman" style:font-pitch="variable"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style:font-name="Aptos" fo:font-family="Aptos" style:font-family-generic="roman" style:font-pitch="variable"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style:font-name="Aptos" fo:font-family="Aptos" style:font-family-generic="roman" style:font-pitch="variable"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style:font-name="Aptos" fo:font-family="Aptos" style:font-family-generic="roman" style:font-pitch="variable"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style:font-name="Aptos" fo:font-family="Aptos" style:font-family-generic="roman" style:font-pitch="variable"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style:font-name="Aptos" fo:font-family="Aptos" style:font-family-generic="roman" style:font-pitch="variable"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865" style:display-name="ListLabel 865" style:family="text">
      <style:text-properties style:font-name="Aptos" fo:font-family="Aptos" style:font-family-generic="roman" style:font-pitch="variable" fo:font-size="10pt" style:font-size-asian="10pt"/>
    </style:style>
    <style:style style:name="ListLabel_20_866" style:display-name="ListLabel 866" style:family="text">
      <style:text-properties fo:font-size="10pt" style:font-size-asian="10pt"/>
    </style:style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74" style:display-name="ListLabel 874" style:family="text">
      <style:text-properties style:font-name="Aptos" fo:font-family="Aptos" style:font-family-generic="roman" style:font-pitch="variable" fo:font-size="10pt" style:font-size-asian="10pt"/>
    </style:style>
    <style:style style:name="ListLabel_20_875" style:display-name="ListLabel 875" style:family="text">
      <style:text-properties fo:font-size="10pt" style:font-size-asian="10pt"/>
    </style:style>
    <style:style style:name="ListLabel_20_876" style:display-name="ListLabel 876" style:family="text">
      <style:text-properties fo:font-size="10pt" style:font-size-asian="10pt"/>
    </style:style>
    <style:style style:name="ListLabel_20_877" style:display-name="ListLabel 877" style:family="text">
      <style:text-properties fo:font-size="10pt" style:font-size-asian="10pt"/>
    </style:style>
    <style:style style:name="ListLabel_20_878" style:display-name="ListLabel 878" style:family="text">
      <style:text-properties fo:font-size="10pt" style:font-size-asian="10pt"/>
    </style:style>
    <style:style style:name="ListLabel_20_879" style:display-name="ListLabel 879" style:family="text">
      <style:text-properties fo:font-size="10pt" style:font-size-asian="10pt"/>
    </style:style>
    <style:style style:name="ListLabel_20_880" style:display-name="ListLabel 880" style:family="text">
      <style:text-properties fo:font-size="10pt" style:font-size-asian="10pt"/>
    </style:style>
    <style:style style:name="ListLabel_20_881" style:display-name="ListLabel 881" style:family="text">
      <style:text-properties fo:font-size="10pt" style:font-size-asian="10pt"/>
    </style:style>
    <style:style style:name="ListLabel_20_882" style:display-name="ListLabel 882" style:family="text">
      <style:text-properties fo:font-size="10pt" style:font-size-asian="10pt"/>
    </style:style>
    <style:style style:name="ListLabel_20_883" style:display-name="ListLabel 883" style:family="text">
      <style:text-properties style:font-name="Aptos" fo:font-family="Aptos" style:font-family-generic="roman" style:font-pitch="variable" fo:font-size="10pt" style:font-size-asian="10pt"/>
    </style:style>
    <style:style style:name="ListLabel_20_884" style:display-name="ListLabel 884" style:family="text">
      <style:text-properties fo:font-size="10pt" style:font-size-asian="10pt"/>
    </style:style>
    <style:style style:name="ListLabel_20_885" style:display-name="ListLabel 885" style:family="text">
      <style:text-properties fo:font-size="10pt" style:font-size-asian="10pt"/>
    </style:style>
    <style:style style:name="ListLabel_20_886" style:display-name="ListLabel 886" style:family="text">
      <style:text-properties fo:font-size="10pt" style:font-size-asian="10pt"/>
    </style:style>
    <style:style style:name="ListLabel_20_887" style:display-name="ListLabel 887" style:family="text">
      <style:text-properties fo:font-size="10pt" style:font-size-asian="10pt"/>
    </style:style>
    <style:style style:name="ListLabel_20_888" style:display-name="ListLabel 888" style:family="text">
      <style:text-properties fo:font-size="10pt" style:font-size-asian="10pt"/>
    </style:style>
    <style:style style:name="ListLabel_20_889" style:display-name="ListLabel 889" style:family="text">
      <style:text-properties fo:font-size="10pt" style:font-size-asian="10pt"/>
    </style:style>
    <style:style style:name="ListLabel_20_890" style:display-name="ListLabel 890" style:family="text">
      <style:text-properties fo:font-size="10pt" style:font-size-asian="10pt"/>
    </style:style>
    <style:style style:name="ListLabel_20_891" style:display-name="ListLabel 891" style:family="text">
      <style:text-properties fo:font-size="10pt" style:font-size-asian="10pt"/>
    </style:style>
    <style:style style:name="ListLabel_20_892" style:display-name="ListLabel 892" style:family="text">
      <style:text-properties style:font-name="Aptos" fo:font-family="Aptos" style:font-family-generic="roman" style:font-pitch="variable" fo:font-size="10pt" style:font-size-asian="10pt"/>
    </style:style>
    <style:style style:name="ListLabel_20_893" style:display-name="ListLabel 893" style:family="text">
      <style:text-properties fo:font-size="10pt" style:font-size-asian="10pt"/>
    </style:style>
    <style:style style:name="ListLabel_20_894" style:display-name="ListLabel 894" style:family="text">
      <style:text-properties fo:font-size="10pt" style:font-size-asian="10pt"/>
    </style:style>
    <style:style style:name="ListLabel_20_895" style:display-name="ListLabel 895" style:family="text">
      <style:text-properties fo:font-size="10pt" style:font-size-asian="10pt"/>
    </style:style>
    <style:style style:name="ListLabel_20_896" style:display-name="ListLabel 896" style:family="text">
      <style:text-properties fo:font-size="10pt" style:font-size-asian="10pt"/>
    </style:style>
    <style:style style:name="ListLabel_20_897" style:display-name="ListLabel 897" style:family="text">
      <style:text-properties fo:font-size="10pt" style:font-size-asian="10pt"/>
    </style:style>
    <style:style style:name="ListLabel_20_898" style:display-name="ListLabel 898" style:family="text">
      <style:text-properties fo:font-size="10pt" style:font-size-asian="10pt"/>
    </style:style>
    <style:style style:name="ListLabel_20_899" style:display-name="ListLabel 899" style:family="text">
      <style:text-properties fo:font-size="10pt" style:font-size-asian="10pt"/>
    </style:style>
    <style:style style:name="ListLabel_20_900" style:display-name="ListLabel 900" style:family="text">
      <style:text-properties fo:font-size="10pt" style:font-size-asian="10pt"/>
    </style:style>
    <style:style style:name="ListLabel_20_901" style:display-name="ListLabel 901" style:family="text">
      <style:text-properties style:font-name="Aptos" fo:font-family="Aptos" style:font-family-generic="roman" style:font-pitch="variable" fo:font-size="10pt" style:font-size-asian="10pt"/>
    </style:style>
    <style:style style:name="ListLabel_20_902" style:display-name="ListLabel 902" style:family="text">
      <style:text-properties fo:font-size="10pt" style:font-size-asian="10pt"/>
    </style:style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>
      <style:text-properties style:font-name="Aptos" fo:font-family="Aptos" style:font-family-generic="roman" style:font-pitch="variable" fo:font-size="10pt" style:font-size-asian="10pt"/>
    </style:style>
    <style:style style:name="ListLabel_20_920" style:display-name="ListLabel 920" style:family="text">
      <style:text-properties fo:font-size="10pt" style:font-size-asian="10pt"/>
    </style:style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28" style:display-name="ListLabel 928" style:family="text">
      <style:text-properties style:font-name="Aptos" fo:font-family="Aptos" style:font-family-generic="roman" style:font-pitch="variable" fo:font-size="10pt" style:font-size-asian="10pt"/>
    </style:style>
    <style:style style:name="ListLabel_20_929" style:display-name="ListLabel 929" style:family="text">
      <style:text-properties fo:font-size="10pt" style:font-size-asian="10pt"/>
    </style:style>
    <style:style style:name="ListLabel_20_930" style:display-name="ListLabel 930" style:family="text">
      <style:text-properties fo:font-size="10pt" style:font-size-asian="10pt"/>
    </style:style>
    <style:style style:name="ListLabel_20_931" style:display-name="ListLabel 931" style:family="text">
      <style:text-properties fo:font-size="10pt" style:font-size-asian="10pt"/>
    </style:style>
    <style:style style:name="ListLabel_20_932" style:display-name="ListLabel 932" style:family="text">
      <style:text-properties fo:font-size="10pt" style:font-size-asian="10pt"/>
    </style:style>
    <style:style style:name="ListLabel_20_933" style:display-name="ListLabel 933" style:family="text">
      <style:text-properties fo:font-size="10pt" style:font-size-asian="10pt"/>
    </style:style>
    <style:style style:name="ListLabel_20_934" style:display-name="ListLabel 934" style:family="text">
      <style:text-properties fo:font-size="10pt" style:font-size-asian="10pt"/>
    </style:style>
    <style:style style:name="ListLabel_20_935" style:display-name="ListLabel 935" style:family="text">
      <style:text-properties fo:font-size="10pt" style:font-size-asian="10pt"/>
    </style:style>
    <style:style style:name="ListLabel_20_936" style:display-name="ListLabel 936" style:family="text">
      <style:text-properties fo:font-size="10pt" style:font-size-asian="10pt"/>
    </style:style>
    <style:style style:name="ListLabel_20_937" style:display-name="ListLabel 937" style:family="text">
      <style:text-properties style:font-name="Aptos" fo:font-family="Aptos" style:font-family-generic="roman" style:font-pitch="variable" fo:font-size="10pt" style:font-size-asian="10pt"/>
    </style:style>
    <style:style style:name="ListLabel_20_938" style:display-name="ListLabel 938" style:family="text">
      <style:text-properties fo:font-size="10pt" style:font-size-asian="10pt"/>
    </style:style>
    <style:style style:name="ListLabel_20_939" style:display-name="ListLabel 939" style:family="text">
      <style:text-properties fo:font-size="10pt" style:font-size-asian="10pt"/>
    </style:style>
    <style:style style:name="ListLabel_20_940" style:display-name="ListLabel 940" style:family="text">
      <style:text-properties fo:font-size="10pt" style:font-size-asian="10pt"/>
    </style:style>
    <style:style style:name="ListLabel_20_941" style:display-name="ListLabel 941" style:family="text">
      <style:text-properties fo:font-size="10pt" style:font-size-asian="10pt"/>
    </style:style>
    <style:style style:name="ListLabel_20_942" style:display-name="ListLabel 942" style:family="text">
      <style:text-properties fo:font-size="10pt" style:font-size-asian="10pt"/>
    </style:style>
    <style:style style:name="ListLabel_20_943" style:display-name="ListLabel 943" style:family="text">
      <style:text-properties fo:font-size="10pt" style:font-size-asian="10pt"/>
    </style:style>
    <style:style style:name="ListLabel_20_944" style:display-name="ListLabel 944" style:family="text">
      <style:text-properties fo:font-size="10pt" style:font-size-asian="10pt"/>
    </style:style>
    <style:style style:name="ListLabel_20_945" style:display-name="ListLabel 945" style:family="text">
      <style:text-properties fo:font-size="10pt" style:font-size-asian="10pt"/>
    </style:style>
    <style:style style:name="ListLabel_20_946" style:display-name="ListLabel 946" style:family="text">
      <style:text-properties style:font-name="Aptos" fo:font-family="Aptos" style:font-family-generic="roman" style:font-pitch="variable" fo:font-size="10pt" style:font-size-asian="10pt"/>
    </style:style>
    <style:style style:name="ListLabel_20_947" style:display-name="ListLabel 947" style:family="text">
      <style:text-properties fo:font-size="10pt" style:font-size-asian="10pt"/>
    </style:style>
    <style:style style:name="ListLabel_20_948" style:display-name="ListLabel 948" style:family="text">
      <style:text-properties fo:font-size="10pt" style:font-size-asian="10pt"/>
    </style:style>
    <style:style style:name="ListLabel_20_949" style:display-name="ListLabel 949" style:family="text">
      <style:text-properties fo:font-size="10pt" style:font-size-asian="10pt"/>
    </style:style>
    <style:style style:name="ListLabel_20_950" style:display-name="ListLabel 950" style:family="text">
      <style:text-properties fo:font-size="10pt" style:font-size-asian="10pt"/>
    </style:style>
    <style:style style:name="ListLabel_20_951" style:display-name="ListLabel 951" style:family="text">
      <style:text-properties fo:font-size="10pt" style:font-size-asian="10pt"/>
    </style:style>
    <style:style style:name="ListLabel_20_952" style:display-name="ListLabel 952" style:family="text">
      <style:text-properties fo:font-size="10pt" style:font-size-asian="10pt"/>
    </style:style>
    <style:style style:name="ListLabel_20_953" style:display-name="ListLabel 953" style:family="text">
      <style:text-properties fo:font-size="10pt" style:font-size-asian="10pt"/>
    </style:style>
    <style:style style:name="ListLabel_20_954" style:display-name="ListLabel 954" style:family="text">
      <style:text-properties fo:font-size="10pt" style:font-size-asian="10pt"/>
    </style:style>
    <style:style style:name="ListLabel_20_955" style:display-name="ListLabel 955" style:family="text">
      <style:text-properties style:font-name="Aptos" fo:font-family="Aptos" style:font-family-generic="roman" style:font-pitch="variable" fo:font-size="10pt" style:font-size-asian="10pt"/>
    </style:style>
    <style:style style:name="ListLabel_20_956" style:display-name="ListLabel 956" style:family="text">
      <style:text-properties fo:font-size="10pt" style:font-size-asian="10pt"/>
    </style:style>
    <style:style style:name="ListLabel_20_957" style:display-name="ListLabel 957" style:family="text">
      <style:text-properties fo:font-size="10pt" style:font-size-asian="10pt"/>
    </style:style>
    <style:style style:name="ListLabel_20_958" style:display-name="ListLabel 958" style:family="text">
      <style:text-properties fo:font-size="10pt" style:font-size-asian="10pt"/>
    </style:style>
    <style:style style:name="ListLabel_20_959" style:display-name="ListLabel 959" style:family="text">
      <style:text-properties fo:font-size="10pt" style:font-size-asian="10pt"/>
    </style:style>
    <style:style style:name="ListLabel_20_960" style:display-name="ListLabel 960" style:family="text">
      <style:text-properties fo:font-size="10pt" style:font-size-asian="10pt"/>
    </style:style>
    <style:style style:name="ListLabel_20_961" style:display-name="ListLabel 961" style:family="text">
      <style:text-properties fo:font-size="10pt" style:font-size-asian="10pt"/>
    </style:style>
    <style:style style:name="ListLabel_20_962" style:display-name="ListLabel 962" style:family="text">
      <style:text-properties fo:font-size="10pt" style:font-size-asian="10pt"/>
    </style:style>
    <style:style style:name="ListLabel_20_963" style:display-name="ListLabel 963" style:family="text">
      <style:text-properties fo:font-size="10pt" style:font-size-asian="10pt"/>
    </style:style>
    <style:style style:name="ListLabel_20_964" style:display-name="ListLabel 964" style:family="text">
      <style:text-properties style:font-name="Aptos" fo:font-family="Aptos" style:font-family-generic="roman" style:font-pitch="variable" fo:font-size="10pt" style:font-size-asian="10pt"/>
    </style:style>
    <style:style style:name="ListLabel_20_965" style:display-name="ListLabel 965" style:family="text">
      <style:text-properties fo:font-size="10pt" style:font-size-asian="10pt"/>
    </style:style>
    <style:style style:name="ListLabel_20_966" style:display-name="ListLabel 966" style:family="text">
      <style:text-properties fo:font-size="10pt" style:font-size-asian="10pt"/>
    </style:style>
    <style:style style:name="ListLabel_20_967" style:display-name="ListLabel 967" style:family="text">
      <style:text-properties fo:font-size="10pt" style:font-size-asian="10pt"/>
    </style:style>
    <style:style style:name="ListLabel_20_968" style:display-name="ListLabel 968" style:family="text">
      <style:text-properties fo:font-size="10pt" style:font-size-asian="10pt"/>
    </style:style>
    <style:style style:name="ListLabel_20_969" style:display-name="ListLabel 969" style:family="text">
      <style:text-properties fo:font-size="10pt" style:font-size-asian="10pt"/>
    </style:style>
    <style:style style:name="ListLabel_20_970" style:display-name="ListLabel 970" style:family="text">
      <style:text-properties fo:font-size="10pt" style:font-size-asian="10pt"/>
    </style:style>
    <style:style style:name="ListLabel_20_971" style:display-name="ListLabel 971" style:family="text">
      <style:text-properties fo:font-size="10pt" style:font-size-asian="10pt"/>
    </style:style>
    <style:style style:name="ListLabel_20_972" style:display-name="ListLabel 972" style:family="text">
      <style:text-properties fo:font-size="10pt" style:font-size-asian="10pt"/>
    </style:style>
    <style:style style:name="ListLabel_20_973" style:display-name="ListLabel 973" style:family="text">
      <style:text-properties style:font-name="Aptos" fo:font-family="Aptos" style:font-family-generic="roman" style:font-pitch="variable" fo:font-size="10pt" style:font-size-asian="10pt"/>
    </style:style>
    <style:style style:name="ListLabel_20_974" style:display-name="ListLabel 974" style:family="text">
      <style:text-properties fo:font-size="10pt" style:font-size-asian="10pt"/>
    </style:style>
    <style:style style:name="ListLabel_20_975" style:display-name="ListLabel 975" style:family="text">
      <style:text-properties fo:font-size="10pt" style:font-size-asian="10pt"/>
    </style:style>
    <style:style style:name="ListLabel_20_976" style:display-name="ListLabel 976" style:family="text">
      <style:text-properties fo:font-size="10pt" style:font-size-asian="10pt"/>
    </style:style>
    <style:style style:name="ListLabel_20_977" style:display-name="ListLabel 977" style:family="text">
      <style:text-properties fo:font-size="10pt" style:font-size-asian="10pt"/>
    </style:style>
    <style:style style:name="ListLabel_20_978" style:display-name="ListLabel 978" style:family="text">
      <style:text-properties fo:font-size="10pt" style:font-size-asian="10pt"/>
    </style:style>
    <style:style style:name="ListLabel_20_979" style:display-name="ListLabel 979" style:family="text">
      <style:text-properties fo:font-size="10pt" style:font-size-asian="10pt"/>
    </style:style>
    <style:style style:name="ListLabel_20_980" style:display-name="ListLabel 980" style:family="text">
      <style:text-properties fo:font-size="10pt" style:font-size-asian="10pt"/>
    </style:style>
    <style:style style:name="ListLabel_20_981" style:display-name="ListLabel 981" style:family="text">
      <style:text-properties fo:font-size="10pt" style:font-size-asian="10pt"/>
    </style:style>
    <style:style style:name="ListLabel_20_982" style:display-name="ListLabel 982" style:family="text">
      <style:text-properties style:font-name="Aptos" fo:font-family="Aptos" style:font-family-generic="roman" style:font-pitch="variable" fo:font-size="10pt" style:font-size-asian="10pt"/>
    </style:style>
    <style:style style:name="ListLabel_20_983" style:display-name="ListLabel 983" style:family="text">
      <style:text-properties fo:font-size="10pt" style:font-size-asian="10pt"/>
    </style:style>
    <style:style style:name="ListLabel_20_984" style:display-name="ListLabel 984" style:family="text">
      <style:text-properties fo:font-size="10pt" style:font-size-asian="10pt"/>
    </style:style>
    <style:style style:name="ListLabel_20_985" style:display-name="ListLabel 985" style:family="text">
      <style:text-properties fo:font-size="10pt" style:font-size-asian="10pt"/>
    </style:style>
    <style:style style:name="ListLabel_20_986" style:display-name="ListLabel 986" style:family="text">
      <style:text-properties fo:font-size="10pt" style:font-size-asian="10pt"/>
    </style:style>
    <style:style style:name="ListLabel_20_987" style:display-name="ListLabel 987" style:family="text">
      <style:text-properties fo:font-size="10pt" style:font-size-asian="10pt"/>
    </style:style>
    <style:style style:name="ListLabel_20_988" style:display-name="ListLabel 988" style:family="text">
      <style:text-properties fo:font-size="10pt" style:font-size-asian="10pt"/>
    </style:style>
    <style:style style:name="ListLabel_20_989" style:display-name="ListLabel 989" style:family="text">
      <style:text-properties fo:font-size="10pt" style:font-size-asian="10pt"/>
    </style:style>
    <style:style style:name="ListLabel_20_990" style:display-name="ListLabel 990" style:family="text">
      <style:text-properties fo:font-size="10pt" style:font-size-asian="10pt"/>
    </style:style>
    <style:style style:name="ListLabel_20_991" style:display-name="ListLabel 991" style:family="text">
      <style:text-properties style:font-name="Aptos" fo:font-family="Aptos" style:font-family-generic="roman" style:font-pitch="variable" fo:font-size="10pt" style:font-size-asian="10pt"/>
    </style:style>
    <style:style style:name="ListLabel_20_992" style:display-name="ListLabel 992" style:family="text">
      <style:text-properties fo:font-size="10pt" style:font-size-asian="10pt"/>
    </style:style>
    <style:style style:name="ListLabel_20_993" style:display-name="ListLabel 993" style:family="text">
      <style:text-properties fo:font-size="10pt" style:font-size-asian="10pt"/>
    </style:style>
    <style:style style:name="ListLabel_20_994" style:display-name="ListLabel 994" style:family="text">
      <style:text-properties fo:font-size="10pt" style:font-size-asian="10pt"/>
    </style:style>
    <style:style style:name="ListLabel_20_995" style:display-name="ListLabel 995" style:family="text">
      <style:text-properties fo:font-size="10pt" style:font-size-asian="10pt"/>
    </style:style>
    <style:style style:name="ListLabel_20_996" style:display-name="ListLabel 996" style:family="text">
      <style:text-properties fo:font-size="10pt" style:font-size-asian="10pt"/>
    </style:style>
    <style:style style:name="ListLabel_20_997" style:display-name="ListLabel 997" style:family="text">
      <style:text-properties fo:font-size="10pt" style:font-size-asian="10pt"/>
    </style:style>
    <style:style style:name="ListLabel_20_998" style:display-name="ListLabel 998" style:family="text">
      <style:text-properties fo:font-size="10pt" style:font-size-asian="10pt"/>
    </style:style>
    <style:style style:name="ListLabel_20_999" style:display-name="ListLabel 999" style:family="text">
      <style:text-properties fo:font-size="10pt" style:font-size-asian="10pt"/>
    </style:style>
    <style:style style:name="ListLabel_20_1000" style:display-name="ListLabel 1000" style:family="text">
      <style:text-properties style:font-name="Aptos" fo:font-family="Aptos" style:font-family-generic="roman" style:font-pitch="variable" fo:font-size="10pt" style:font-size-asian="10pt"/>
    </style:style>
    <style:style style:name="ListLabel_20_1001" style:display-name="ListLabel 1001" style:family="text">
      <style:text-properties fo:font-size="10pt" style:font-size-asian="10pt"/>
    </style:style>
    <style:style style:name="ListLabel_20_1002" style:display-name="ListLabel 1002" style:family="text">
      <style:text-properties fo:font-size="10pt" style:font-size-asian="10pt"/>
    </style:style>
    <style:style style:name="ListLabel_20_1003" style:display-name="ListLabel 1003" style:family="text">
      <style:text-properties fo:font-size="10pt" style:font-size-asian="10pt"/>
    </style:style>
    <style:style style:name="ListLabel_20_1004" style:display-name="ListLabel 1004" style:family="text">
      <style:text-properties fo:font-size="10pt" style:font-size-asian="10pt"/>
    </style:style>
    <style:style style:name="ListLabel_20_1005" style:display-name="ListLabel 1005" style:family="text">
      <style:text-properties fo:font-size="10pt" style:font-size-asian="10pt"/>
    </style:style>
    <style:style style:name="ListLabel_20_1006" style:display-name="ListLabel 1006" style:family="text">
      <style:text-properties fo:font-size="10pt" style:font-size-asian="10pt"/>
    </style:style>
    <style:style style:name="ListLabel_20_1007" style:display-name="ListLabel 1007" style:family="text">
      <style:text-properties fo:font-size="10pt" style:font-size-asian="10pt"/>
    </style:style>
    <style:style style:name="ListLabel_20_1008" style:display-name="ListLabel 1008" style:family="text">
      <style:text-properties fo:font-size="10pt" style:font-size-asian="10pt"/>
    </style:style>
    <style:style style:name="ListLabel_20_1009" style:display-name="ListLabel 1009" style:family="text">
      <style:text-properties style:font-name="Aptos" fo:font-family="Aptos" style:font-family-generic="roman" style:font-pitch="variable" fo:font-size="10pt" style:font-size-asian="10pt"/>
    </style:style>
    <style:style style:name="ListLabel_20_1010" style:display-name="ListLabel 1010" style:family="text">
      <style:text-properties fo:font-size="10pt" style:font-size-asian="10pt"/>
    </style:style>
    <style:style style:name="ListLabel_20_1011" style:display-name="ListLabel 1011" style:family="text">
      <style:text-properties fo:font-size="10pt" style:font-size-asian="10pt"/>
    </style:style>
    <style:style style:name="ListLabel_20_1012" style:display-name="ListLabel 1012" style:family="text">
      <style:text-properties fo:font-size="10pt" style:font-size-asian="10pt"/>
    </style:style>
    <style:style style:name="ListLabel_20_1013" style:display-name="ListLabel 1013" style:family="text">
      <style:text-properties fo:font-size="10pt" style:font-size-asian="10pt"/>
    </style:style>
    <style:style style:name="ListLabel_20_1014" style:display-name="ListLabel 1014" style:family="text">
      <style:text-properties fo:font-size="10pt" style:font-size-asian="10pt"/>
    </style:style>
    <style:style style:name="ListLabel_20_1015" style:display-name="ListLabel 1015" style:family="text">
      <style:text-properties fo:font-size="10pt" style:font-size-asian="10pt"/>
    </style:style>
    <style:style style:name="ListLabel_20_1016" style:display-name="ListLabel 1016" style:family="text">
      <style:text-properties fo:font-size="10pt" style:font-size-asian="10pt"/>
    </style:style>
    <style:style style:name="ListLabel_20_1017" style:display-name="ListLabel 1017" style:family="text">
      <style:text-properties fo:font-size="10pt" style:font-size-asian="10pt"/>
    </style:style>
    <style:style style:name="ListLabel_20_1018" style:display-name="ListLabel 1018" style:family="text">
      <style:text-properties style:font-name="Aptos" fo:font-family="Aptos" style:font-family-generic="roman" style:font-pitch="variable" fo:font-size="10pt" style:font-size-asian="10pt"/>
    </style:style>
    <style:style style:name="ListLabel_20_1019" style:display-name="ListLabel 1019" style:family="text">
      <style:text-properties fo:font-size="10pt" style:font-size-asian="10pt"/>
    </style:style>
    <style:style style:name="ListLabel_20_1020" style:display-name="ListLabel 1020" style:family="text">
      <style:text-properties fo:font-size="10pt" style:font-size-asian="10pt"/>
    </style:style>
    <style:style style:name="ListLabel_20_1021" style:display-name="ListLabel 1021" style:family="text">
      <style:text-properties fo:font-size="10pt" style:font-size-asian="10pt"/>
    </style:style>
    <style:style style:name="ListLabel_20_1022" style:display-name="ListLabel 1022" style:family="text">
      <style:text-properties fo:font-size="10pt" style:font-size-asian="10pt"/>
    </style:style>
    <style:style style:name="ListLabel_20_1023" style:display-name="ListLabel 1023" style:family="text">
      <style:text-properties fo:font-size="10pt" style:font-size-asian="10pt"/>
    </style:style>
    <style:style style:name="ListLabel_20_1024" style:display-name="ListLabel 1024" style:family="text">
      <style:text-properties fo:font-size="10pt" style:font-size-asian="10pt"/>
    </style:style>
    <style:style style:name="ListLabel_20_1025" style:display-name="ListLabel 1025" style:family="text">
      <style:text-properties fo:font-size="10pt" style:font-size-asian="10pt"/>
    </style:style>
    <style:style style:name="ListLabel_20_1026" style:display-name="ListLabel 1026" style:family="text">
      <style:text-properties fo:font-size="10pt" style:font-size-asian="10pt"/>
    </style:style>
    <style:style style:name="ListLabel_20_1027" style:display-name="ListLabel 1027" style:family="text">
      <style:text-properties style:font-name="Aptos" fo:font-family="Aptos" style:font-family-generic="roman" style:font-pitch="variable" fo:font-size="10pt" style:font-size-asian="10pt"/>
    </style:style>
    <style:style style:name="ListLabel_20_1028" style:display-name="ListLabel 1028" style:family="text">
      <style:text-properties fo:font-size="10pt" style:font-size-asian="10pt"/>
    </style:style>
    <style:style style:name="ListLabel_20_1029" style:display-name="ListLabel 1029" style:family="text">
      <style:text-properties fo:font-size="10pt" style:font-size-asian="10pt"/>
    </style:style>
    <style:style style:name="ListLabel_20_1030" style:display-name="ListLabel 1030" style:family="text">
      <style:text-properties fo:font-size="10pt" style:font-size-asian="10pt"/>
    </style:style>
    <style:style style:name="ListLabel_20_1031" style:display-name="ListLabel 1031" style:family="text">
      <style:text-properties fo:font-size="10pt" style:font-size-asian="10pt"/>
    </style:style>
    <style:style style:name="ListLabel_20_1032" style:display-name="ListLabel 1032" style:family="text">
      <style:text-properties fo:font-size="10pt" style:font-size-asian="10pt"/>
    </style:style>
    <style:style style:name="ListLabel_20_1033" style:display-name="ListLabel 1033" style:family="text">
      <style:text-properties fo:font-size="10pt" style:font-size-asian="10pt"/>
    </style:style>
    <style:style style:name="ListLabel_20_1034" style:display-name="ListLabel 1034" style:family="text">
      <style:text-properties fo:font-size="10pt" style:font-size-asian="10pt"/>
    </style:style>
    <style:style style:name="ListLabel_20_1035" style:display-name="ListLabel 1035" style:family="text">
      <style:text-properties fo:font-size="10pt" style:font-size-asian="10pt"/>
    </style:style>
    <style:style style:name="ListLabel_20_1036" style:display-name="ListLabel 1036" style:family="text">
      <style:text-properties style:font-name="Aptos" fo:font-family="Aptos" style:font-family-generic="roman" style:font-pitch="variable" fo:font-size="10pt" style:font-size-asian="10pt"/>
    </style:style>
    <style:style style:name="ListLabel_20_1037" style:display-name="ListLabel 1037" style:family="text">
      <style:text-properties fo:font-size="10pt" style:font-size-asian="10pt"/>
    </style:style>
    <style:style style:name="ListLabel_20_1038" style:display-name="ListLabel 1038" style:family="text">
      <style:text-properties fo:font-size="10pt" style:font-size-asian="10pt"/>
    </style:style>
    <style:style style:name="ListLabel_20_1039" style:display-name="ListLabel 1039" style:family="text">
      <style:text-properties fo:font-size="10pt" style:font-size-asian="10pt"/>
    </style:style>
    <style:style style:name="ListLabel_20_1040" style:display-name="ListLabel 1040" style:family="text">
      <style:text-properties fo:font-size="10pt" style:font-size-asian="10pt"/>
    </style:style>
    <style:style style:name="ListLabel_20_1041" style:display-name="ListLabel 1041" style:family="text">
      <style:text-properties fo:font-size="10pt" style:font-size-asian="10pt"/>
    </style:style>
    <style:style style:name="ListLabel_20_1042" style:display-name="ListLabel 1042" style:family="text">
      <style:text-properties fo:font-size="10pt" style:font-size-asian="10pt"/>
    </style:style>
    <style:style style:name="ListLabel_20_1043" style:display-name="ListLabel 1043" style:family="text">
      <style:text-properties fo:font-size="10pt" style:font-size-asian="10pt"/>
    </style:style>
    <style:style style:name="ListLabel_20_1044" style:display-name="ListLabel 104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1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2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2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2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2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2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3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4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4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4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5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5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5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5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5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6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6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6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6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7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7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7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7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8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8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8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8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8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9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9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9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9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0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0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0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1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1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1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1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1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2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2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2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2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3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3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3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4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5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5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5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5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6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6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6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8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8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8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9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0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0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2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2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2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2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3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3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3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3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3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5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5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5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5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7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8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8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9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6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7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8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9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9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bullet text:level="1" text:style-name="ListLabel_20_9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text:style-name="ListLabel_20_9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bullet text:level="1" text:style-name="ListLabel_20_9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text:style-name="ListLabel_20_9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bullet text:level="1" text:style-name="ListLabel_20_10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10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10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10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10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hnny Strømø</meta:initial-creator>
    <meta:editing-cycles>12</meta:editing-cycles>
    <meta:creation-date>2025-09-10T07:42:00</meta:creation-date>
    <dc:date>2025-10-13T19:37:39.252351700</dc:date>
    <meta:editing-duration>P1DT22H59M44S</meta:editing-duration>
    <meta:generator>LibreOffice/25.8.2.2$Windows_X86_64 LibreOffice_project/d401f2107ccab8f924a8e2df40f573aab7605b6f</meta:generator>
    <meta:document-statistic meta:table-count="0" meta:image-count="0" meta:object-count="0" meta:page-count="6" meta:paragraph-count="121" meta:word-count="1239" meta:character-count="8376" meta:non-whitespace-character-count="7316"/>
    <meta:user-defined meta:name="AppVersion">16.0000</meta:user-defined>
    <meta:template xlink:type="simple" xlink:actuate="onRequest" xlink:title="Normal.dotm" xlink:href=""/>
  </office:meta>
</office:document-meta>
</file>